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style:text-properties fo:color="#000080" style:text-underline-style="none"/>
    </style:style>
    <style:style style:name="P6" style:family="paragraph" style:parent-style-name="Standard">
      <style:paragraph-properties fo:text-align="start" style:justify-single-word="false"/>
      <style:text-properties fo:color="#000080"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start" style:justify-single-word="false"/>
      <style:text-properties fo:color="#008000"/>
    </style:style>
    <style:style style:name="P8" style:family="paragraph" style:parent-style-name="Standard">
      <style:paragraph-properties fo:text-align="start" style:justify-single-word="false"/>
      <style:text-properties fo:color="#008000" style:text-underline-style="solid" style:text-underline-width="auto" style:text-underline-color="font-color"/>
    </style:style>
    <style:style style:name="P9" style:family="paragraph" style:parent-style-name="Standard">
      <style:paragraph-properties fo:text-align="start" style:justify-single-word="false"/>
      <style:text-properties fo:color="#008000"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center" style:justify-single-word="false" fo:padding="0.074cm" fo:border-left="none" fo:border-right="none" fo:border-top="none" fo:border-bottom="0.06pt solid #000000" style:join-border="false"/>
    </style:style>
    <style:style style:name="P11" style:family="paragraph" style:parent-style-name="Standard">
      <style:paragraph-properties fo:text-align="start" style:justify-single-word="false" fo:padding="0.074cm" fo:border-left="none" fo:border-right="none" fo:border-top="none" fo:border-bottom="0.06pt solid #000000" style:join-border="false"/>
    </style:style>
    <style:style style:name="P12" style:family="paragraph" style:parent-style-name="Standard">
      <style:paragraph-properties fo:text-align="start" style:justify-single-word="false" fo:padding="0.074cm" fo:border-left="none" fo:border-right="none" fo:border-top="none" fo:border-bottom="0.06pt solid #000000" style:join-border="false"/>
      <style:text-properties style:text-underline-style="solid" style:text-underline-width="auto" style:text-underline-color="font-color"/>
    </style:style>
    <style:style style:name="P13" style:family="paragraph" style:parent-style-name="Standard">
      <style:paragraph-properties fo:text-align="start" style:justify-single-word="false" fo:padding="0.074cm" fo:border-left="none" fo:border-right="none" fo:border-top="none" fo:border-bottom="0.06pt solid #000000" style:join-border="false"/>
      <style:text-properties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start" style:justify-single-word="false" fo:break-before="page"/>
      <style:text-properties fo:color="#008000"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Neurobiological and computational mechanisms</text:p>
      <text:p text:style-name="P1">of complex planning in navigation</text:p>
      <text:p text:style-name="P10"/>
      <text:p text:style-name="P1"/>
      <text:p text:style-name="P7">1 – Introduction</text:p>
      <text:p text:style-name="P2"/>
      <text:p text:style-name="P5">Question.</text:p>
      <text:p text:style-name="P2">Do people take uncertainty into account when planning?</text:p>
      <text:p text:style-name="P2"/>
      <text:p text:style-name="P5">Motivations.</text:p>
      <text:p text:style-name="P2"><text:span text:style-name="T8">&gt;</text:span> <text:span text:style-name="T8">Planning.</text:span><text:span text:style-name="T9"> </text:span><text:span text:style-name="T1">Complexity in planning.</text:span><text:span text:style-name="T12"> </text:span><text:span text:style-name="T9">Complexity</text:span> in EDM (Economical Decision-Making) is critical for sequential decisions. Optimality in such complex decisions is still a matter of research.</text:p>
      <text:p text:style-name="P2"><text:span text:style-name="T8"/></text:p>
      <text:p text:style-name="P2"><text:span text:style-name="T8">&gt; Learning.</text:span><text:span text:style-name="T9"> </text:span><text:span text:style-name="T1">Direct reward limits.</text:span><text:span text:style-name="T9"> In</text:span> current research, reward is a direct consequence of each decision. <text:span text:style-name="T3">This doesn't always happen in real life.</text:span></text:p>
      <text:p text:style-name="P2"><text:span text:style-name="T4"/></text:p>
      <text:p text:style-name="P2"><text:span text:style-name="T4">&gt; Risk. </text:span><text:span text:style-name="T6">Mean-heuristics limits.</text:span><text:span text:style-name="T5"> Most</text:span><text:span text:style-name="T7"> </text:span><text:span text:style-name="T3">of experiments work with a linear relationship between reward and performance on trials. That implies that we actually can perform optically without taking into account the risk (or the variance). Most of heuristic models work just with the mean estimation. There can be shown that, in more general experiments, risk estimation is needed.</text:span></text:p>
      <text:p text:style-name="P11"/>
      <text:p text:style-name="P2"/>
      <text:p text:style-name="P7">2 – Background</text:p>
      <text:p text:style-name="P2"/>
      <text:p text:style-name="P4"><text:span text:style-name="T10">&gt; Planning. </text:span><text:span text:style-name="T9">Explotation/Exploration trade-off.</text:span><text:span text:style-name="T12"> Talk about the n-armed bandit task?</text:span></text:p>
      <text:p text:style-name="P2"><text:span text:style-name="T8">&gt; Learning. </text:span><text:span text:style-name="T1">Model-based learning.</text:span><text:span text:style-name="T12"> When reward is not a direct consequence of decisions, fast learning becomes harder for </text:span><text:span text:style-name="T2">free-model</text:span><text:span text:style-name="T12"> RL. </text:span><text:span text:style-name="T2">Model-based</text:span><text:span text:style-name="T5"> learning is a powerful and more complex explanation for those kind of situations.</text:span></text:p>
      <text:p text:style-name="P3"><text:span text:style-name="T11">&gt; Risk.</text:span><text:span text:style-name="T12"> </text:span><text:span text:style-name="T9">Risk aversion.</text:span><text:span text:style-name="T10"> Aversion to risk has already been observed and described by some theories (eg, Expecetd Utility Theory, Prospect Theory). So humans take into account risk and uncertainty.</text:span></text:p>
      <text:p text:style-name="P12"><text:span text:style-name="T10"/></text:p>
      <text:p text:style-name="P3"><text:span text:style-name="T10"/></text:p>
      <text:p text:style-name="P8"><text:span text:style-name="T10">3 – Aims</text:span></text:p>
      <text:p text:style-name="P3"><text:span text:style-name="T10"/></text:p>
      <text:p text:style-name="P3"><text:span text:style-name="T10">Understand both behavioural/computational and neurobiologically:</text:span></text:p>
      <text:p text:style-name="P3"><text:span text:style-name="T10"/></text:p>
      <text:p text:style-name="P4"><text:span text:style-name="T10">&gt; Planning.</text:span><text:span text:style-name="T12"> </text:span><text:span text:style-name="T9">Exploration/Explotation trade-off.</text:span><text:span text:style-name="T12"> How humans deal with this trade-off when the environment involves different kind of decisions (in opposition to the n-armed bandit task).</text:span></text:p>
      <text:p text:style-name="P4"><text:span text:style-name="T10">&gt; Learning.</text:span><text:span text:style-name="T12"> </text:span><text:span text:style-name="T9">Computational models.</text:span><text:span text:style-name="T12"> Build computational models suitable to observed human behaviour, identifying latent parameters and variables with fMRI BOLD signals.</text:span></text:p>
      <text:p text:style-name="P4"><text:span text:style-name="T10">&gt; Risk. </text:span><text:span text:style-name="T9">Risk utility.</text:span><text:span text:style-name="T12"> Show how human performance, by taking risk into account, may lead to better performance than optimal models working only with average values.</text:span></text:p>
      <text:p text:style-name="P13"><text:span text:style-name="T12"/></text:p>
      <text:p text:style-name="P4"><text:span text:style-name="T12"/></text:p>
      <text:p text:style-name="P9"><text:span text:style-name="T12"/></text:p>
      <text:p text:style-name="P14"><text:span text:style-name="T12">4 – Task</text:span></text:p>
      <text:p text:style-name="P4"><text:span text:style-name="T12"/></text:p>
      <text:p text:style-name="P6"><text:span text:style-name="T12">Description</text:span></text:p>
      <text:p text:style-name="P4"><text:span text:style-name="T12">Description of the task</text:span></text:p>
      <text:p text:style-name="P4"><text:span text:style-name="T12">Demonstration of the task?</text:span></text:p>
      <text:p text:style-name="P4"><text:span text:style-name="T12"/></text:p>
      <text:p text:style-name="P6"><text:span text:style-name="T12">Interests</text:span></text:p>
      <text:p text:style-name="P4"><text:span text:style-name="T12">We can take both the time or the money as rewards with which to work.</text:span></text:p>
      <text:p text:style-name="P4"><text:span text:style-name="T12">If the reward is the money, subjects won't get an evaluative feedback of their actions until the end of the journeys.</text:span></text:p>
      <text:p text:style-name="P4"><text:span text:style-name="T12">We have control over uncertainty.</text:span></text:p>
      <text:p text:style-name="P13"><text:span text:style-name="T12"/></text:p>
      <text:p text:style-name="P4"><text:span text:style-name="T12"/></text:p>
      <text:p text:style-name="P9"><text:span text:style-name="T12">5 – Results</text:span></text:p>
      <text:p text:style-name="P4"><text:span text:style-name="T12"/></text:p>
      <text:p text:style-name="P4"><text:span text:style-name="T12">(need to verify those hypothesis with the data)</text:span></text:p>
      <text:p text:style-name="P4"><text:span text:style-name="T12"/></text:p>
      <text:p text:style-name="P4"><text:span text:style-name="T12">&gt; People learn which lines are faster</text:span></text:p>
      <text:p text:style-name="P4"><text:span text:style-name="T12">&gt; People optimize their jounreys rapidly (in less than 10 trials, at least)</text:span></text:p>
      <text:p text:style-name="P4"><text:span text:style-name="T12">&gt; Probability of taking each line across trials, in function of their speed.</text:span></text:p>
      <text:p text:style-name="P4"><text:span text:style-name="T12">&gt; Comparison to computational models</text:span></text:p>
      <text:p text:style-name="P4"><text:span text:style-name="T12"><text:tab/>- counter model: counting stations</text:span></text:p>
      <text:p text:style-name="P4"><text:span text:style-name="T12"><text:tab/>- estimation models: extreme explotation</text:span></text:p>
      <text:p text:style-name="P4"><text:span text:style-name="T12"><text:tab/>- estimation models: extreme exploration</text:span></text:p>
      <text:p text:style-name="P4"><text:span text:style-name="T12">- estimation models: generalize uncertainty from other lines</text:span></text:p>
      <text:p text:style-name="P13"><text:span text:style-name="T12"/></text:p>
      <text:p text:style-name="P4"><text:span text:style-name="T12"/></text:p>
      <text:p text:style-name="P4"><text:span text:style-name="T12"/></text:p>
      <text:p text:style-name="P9"><text:span text:style-name="T12">6 – Future directions</text:span></text:p>
      <text:p text:style-name="P4"><text:span text:style-name="T12"/></text:p>
      <text:p text:style-name="P4"><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Ubuntu"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Ubuntu"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Ubuntu"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meta:initial-creator>
    <meta:creation-date>2012-03-23T18:14:11</meta:creation-date>
    <dc:date>2012-03-23T19:22:13</dc:date>
    <dc:creator>jan </dc:creator>
    <meta:editing-duration>PT37M2S</meta:editing-duration>
    <meta:editing-cycles>4</meta:editing-cycles>
    <meta:generator>LibreOffice/3.4$Linux LibreOffice_project/340m1$Build-402</meta:generator>
    <meta:document-statistic meta:table-count="0" meta:image-count="0" meta:object-count="0" meta:page-count="2" meta:paragraph-count="38" meta:word-count="418" meta:character-count="2758" meta:non-whitespace-character-count="2375"/>
  </office:meta>
</office:document-meta>
</file>